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8807" officeooo:paragraph-rsid="00108807" style:font-weight-asian="bold" style:font-weight-complex="bold"/>
    </style:style>
    <style:style style:name="P2" style:family="paragraph" style:parent-style-name="Standard">
      <style:text-properties fo:font-weight="bold" officeooo:rsid="0018d76e" officeooo:paragraph-rsid="0018d76e" style:font-weight-asian="bold" style:font-weight-complex="bold"/>
    </style:style>
    <style:style style:name="P3" style:family="paragraph" style:parent-style-name="Standard">
      <style:text-properties fo:font-weight="normal" officeooo:rsid="00108807" officeooo:paragraph-rsid="00108807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08807" officeooo:paragraph-rsid="00108807" style:font-weight-asian="normal" style:font-weight-complex="normal"/>
    </style:style>
    <style:style style:name="P5" style:family="paragraph" style:parent-style-name="Standard">
      <style:text-properties fo:font-weight="normal" officeooo:rsid="0011027e" officeooo:paragraph-rsid="0011027e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1027e" officeooo:paragraph-rsid="0011027e" style:font-weight-asian="normal" style:font-weight-complex="normal"/>
    </style:style>
    <style:style style:name="P7" style:family="paragraph" style:parent-style-name="Standard">
      <style:text-properties fo:font-weight="normal" officeooo:rsid="0011027e" officeooo:paragraph-rsid="00176390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2db91" officeooo:paragraph-rsid="00176390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14328b" officeooo:paragraph-rsid="00176390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5d429" officeooo:paragraph-rsid="00176390" style:font-weight-asian="normal" style:font-weight-complex="normal"/>
    </style:style>
    <style:style style:name="P11" style:family="paragraph" style:parent-style-name="Standard">
      <style:text-properties fo:font-weight="normal" officeooo:rsid="0018d76e" officeooo:paragraph-rsid="0018d76e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8d76e" officeooo:paragraph-rsid="0018d76e" style:font-weight-asian="normal" style:font-weight-complex="normal"/>
    </style:style>
    <style:style style:name="P13" style:family="paragraph" style:parent-style-name="Standard">
      <style:text-properties fo:font-weight="normal" officeooo:rsid="0018d76e" officeooo:paragraph-rsid="0019f86b" style:font-weight-asian="normal" style:font-weight-complex="normal"/>
    </style:style>
    <style:style style:name="P14" style:family="paragraph" style:parent-style-name="Standard" style:list-style-name="L5">
      <style:text-properties officeooo:paragraph-rsid="0019f86b"/>
    </style:style>
    <style:style style:name="P15" style:family="paragraph" style:parent-style-name="Standard" style:list-style-name="L5">
      <style:text-properties officeooo:rsid="0019f86b" officeooo:paragraph-rsid="0019f86b"/>
    </style:style>
    <style:style style:name="P16" style:family="paragraph" style:parent-style-name="Standard" style:list-style-name="L5">
      <style:text-properties officeooo:rsid="001ae970" officeooo:paragraph-rsid="001ae970"/>
    </style:style>
    <style:style style:name="T1" style:family="text">
      <style:text-properties officeooo:rsid="001432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f86b" style:font-weight-asian="normal" style:font-weight-complex="normal"/>
    </style:style>
    <style:style style:name="T4" style:family="text">
      <style:text-properties fo:font-weight="normal" officeooo:rsid="001ae970" style:font-weight-asian="normal" style:font-weight-complex="normal"/>
    </style:style>
    <style:style style:name="T5" style:family="text">
      <style:text-properties officeooo:rsid="001556f0"/>
    </style:style>
    <style:style style:name="T6" style:family="text">
      <style:text-properties officeooo:rsid="0015d429"/>
    </style:style>
    <style:style style:name="T7" style:family="text">
      <style:text-properties officeooo:rsid="001763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Interessanti:</text:p>
      <text:p text:style-name="P1"/>
      <text:p text:style-name="P3">1) PWWS (Probability Weighted Word Saliency):</text:p>
      <text:p text:style-name="P3">Dato un input x:</text:p>
      <text:list xml:id="list2835544308" text:style-name="L1">
        <text:list-item>
          <text:p text:style-name="P4">Per ogni parola w in x cercano tutti i sinonimi possibili tramite WorldNet;</text:p>
          <text:list>
            <text:list-item>
              <text:p text:style-name="P4">Se w è una Named Entity cercano una Name Entity avversaria che ha tipo consistente con w per poterla sostituire;</text:p>
            </text:list-item>
          </text:list>
        </text:list-item>
        <text:list-item>
          <text:p text:style-name="P4">Prendono come candidati quelli che provocano una maggiore modifica nella probabilità di predizione.</text:p>
        </text:list-item>
        <text:list-item>
          <text:p text:style-name="P4">Utilizzano la word Saliency come altro fattore per determinare l’ordine di rimpiazzamento di ogni parola w all’interno di x, che da quanto ho capito misura la probabilità dell’effetto della classificazione di una frase se una certa parola w è messa a ‘unknown’;</text:p>
        </text:list-item>
      </text:list>
      <text:p text:style-name="P3"/>
      <text:p text:style-name="P7"><text:span text:style-name="T7">2</text:span>) MHA (Metropolis-Hasting Sampling<text:span text:style-name="T5">)</text:span></text:p>
      <text:list xml:id="list2178897246" text:style-name="L3">
        <text:list-item>
          <text:p text:style-name="P8">Seleziona le frasi da perturbare utilizzando la massimizzazione di un modello probabilistico <text:span text:style-name="T1">(P(x))</text:span> basato sul risultato del prodotto delle seguenti due funzioni L(x) e M(x) per ogni frase x, dove</text:p>
          <text:list>
            <text:list-item>
              <text:p text:style-name="P8">L(x) è la probabilità che una certa frase x dato un <text:span text:style-name="T6">pre trained </text:span>model <text:span text:style-name="T6">diverso ovviamente da quello da attaccare</text:span> rientri nel linguaggio del modello stesso (la fluency della frase)</text:p>
              <text:list>
                <text:list-item>
                  <text:p text:style-name="P10">Si utilizzano algoritmi per calcolare la PPL Perplexity di una frase dato un modello</text:p>
                </text:list-item>
              </text:list>
            </text:list-item>
            <text:list-item>
              <text:p text:style-name="P8">C(x) è la probabilità che x sia una frase che porti ad un label errato da parte della predizione del modello (l’efficacia della frase)</text:p>
            </text:list-item>
          </text:list>
        </text:list-item>
        <text:list-item>
          <text:p text:style-name="P9">Per ogni frase da perturbare prevedono eliminazione, scambio o inserimento di termini;</text:p>
          <text:list>
            <text:list-item>
              <text:p text:style-name="P9">Replacement della parola w’ con cui rimpiazzare una parola w in una frase x = w1,w2...w…wn si sceglie massimizzando una funzione:<text:line-break/> <text:span text:style-name="T6">P</text:span>(w1,w2..w’..wn)/Sommatoria_per_wc_appartenente_a_Q(<text:span text:style-name="T6">P</text:span>(w1,w2..wc..wn))</text:p>
              <text:list>
                <text:list-header>
                  <text:p text:style-name="P9">Dove Q è un insieme di parole candidate alla sostituzione</text:p>
                </text:list-header>
              </text:list>
              <text:p text:style-name="P9"><text:s/></text:p>
            </text:list-item>
            <text:list-item>
              <text:p text:style-name="P9">Inserzione prevede: scegliere una posizione nella frase, inserire una parola random e applicare lo scambio con nuovi termini <text:span text:style-name="T5">come nel punto sopra</text:span></text:p>
            </text:list-item>
          </text:list>
        </text:list-item>
        <text:list-item>
          <text:p text:style-name="P10">Se non viene fatta una preselezione Q è il dizionario di parole stesso</text:p>
        </text:list-item>
      </text:list>
      <text:p text:style-name="P3"/>
      <text:p text:style-name="P5"><text:span text:style-name="T7">3</text:span>) Greedy e Grumbel Attack</text:p>
      <text:list xml:id="list3636593418" text:style-name="L2">
        <text:list-item>
          <text:p text:style-name="P6">Greedy Attack:</text:p>
          <text:list>
            <text:list-item>
              <text:p text:style-name="P6">Costruisce un algoritmo probabilistico che per ogni entry applica la one-hot-encoding su tutto il dizionario e applica la mascherazione ad ogni variabile;</text:p>
            </text:list-item>
            <text:list-item>
              <text:p text:style-name="P6">Sceglie le parole che aumentano di più la probabilità del modello sopra e trovano per ognuna i possibili migliori sostituti tramite GloVe;</text:p>
            </text:list-item>
          </text:list>
        </text:list-item>
        <text:list-item>
          <text:p text:style-name="P6">Grumbel Attack proprone un framework simile a quello indicato sopra, ma ha meno possibilità di successo, però tempi di computazione estremamente più bassi.</text:p>
        </text:list-item>
      </text:list>
      <text:p text:style-name="P5"/>
      <text:p text:style-name="P11">4) Universal perturbation:</text:p>
      <text:list xml:id="list1703512566" text:style-name="L4">
        <text:list-item>
          <text:p text:style-name="P12">Prova a trovare una sequenza di parole che porta alla perturbazione e l’errata classificazione di qualsiasi modello</text:p>
        </text:list-item>
        <text:list-item>
          <text:p text:style-name="P12">Utilizza un metodo simile a quello usato dai DNN algorithms per decidere di minimizzare la loss function e cerca di spostarsi in positivo rispetto al gradiente al posto che in negativo in modo da massimizzare la loss function</text:p>
        </text:list-item>
      </text:list>
      <text:p text:style-name="P11"/>
      <text:p text:style-name="P11"/>
      <text:p text:style-name="P11"/>
      <text:p text:style-name="P11"/>
      <text:p text:style-name="P11"/>
      <text:p text:style-name="P2"><text:soft-page-break/>Paraphrase:</text:p>
      <text:p text:style-name="P2"/>
      <text:p text:style-name="P13">1)</text:p>
      <text:list xml:id="list2776522507" text:style-name="L5">
        <text:list-item>
          <text:p text:style-name="P14"><text:span text:style-name="T3">Parafrasano sia parole che frasi con algoritmi:</text:span></text:p>
          <text:list>
            <text:list-item>
              <text:p text:style-name="P15"><text:span text:style-name="T2">Paragram-SL999 per le parole che si basa sull’embedding space per trovsre i neighbours</text:span></text:p>
            </text:list-item>
            <text:list-item>
              <text:p text:style-name="P15"><text:span text:style-name="T2">Para-nmt-50m per le frasi</text:span></text:p>
            </text:list-item>
          </text:list>
        </text:list-item>
        <text:list-item>
          <text:p text:style-name="P15"><text:span text:style-name="T2">Controllano similarità semantica tra frase iniziale e frase parafrasata</text:span></text:p>
          <text:list>
            <text:list-item>
              <text:p text:style-name="P15"><text:span text:style-name="T2">Usano WMD(Word Mover Distance) che misura la dissimilarità semantica. Controlla la distanza che nell’embedding space devono attraversare le parole della frase iniziale per raggiungere quelle della frase perturbata</text:span></text:p>
            </text:list-item>
          </text:list>
        </text:list-item>
        <text:list-item>
          <text:p text:style-name="P15"><text:span text:style-name="T2">Controllano la similarità sintattica </text:span><text:span text:style-name="T4">tramite un metodo probabilistico</text:span></text:p>
        </text:list-item>
        <text:list-item>
          <text:p text:style-name="P16"><text:span text:style-name="T4">U</text:span><text:span text:style-name="T2">tilizzano un metodo greedy per scegliere in una frase come parafrasarla e quali parole/frasi sono le migliori da parafrasare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9:55:43.761848790</meta:creation-date>
    <dc:date>2020-07-13T22:35:10.900781339</dc:date>
    <meta:editing-duration>PT17M2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530" meta:character-count="3343" meta:non-whitespace-character-count="2872"/>
  </office:meta>
</office:document-meta>
</file>